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d4b6d5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1ac3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d302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officeooo:rsid="004804ae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officeooo:rsid="047da547"/>
    </style:style>
    <style:style style:name="T3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5" style:family="text">
      <style:text-properties style:use-window-font-color="true" loext:opacity="0%" style:font-name="Liberation Sans" fo:font-size="12pt" style:font-size-asian="12pt" style:font-size-complex="12pt"/>
    </style:style>
    <style:style style:name="T336" style:family="text">
      <style:text-properties officeooo:rsid="04473353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officeooo:rsid="0aace3cd"/>
    </style:style>
    <style:style style:name="T341" style:family="text">
      <style:text-properties officeooo:rsid="0b952edb"/>
    </style:style>
    <style:style style:name="T342" style:family="text">
      <style:text-properties fo:font-size="8pt" style:font-size-asian="8pt" style:font-size-complex="8pt" loext:padding="0.049cm" loext:border="0.31pt solid #000000"/>
    </style:style>
    <style:style style:name="T343" style:family="text">
      <style:text-properties officeooo:rsid="0394a435"/>
    </style:style>
    <style:style style:name="T344" style:family="text">
      <style:text-properties officeooo:rsid="0cf7e116"/>
    </style:style>
    <style:style style:name="T345" style:family="text">
      <style:text-properties officeooo:rsid="0de11971"/>
    </style:style>
    <style:style style:name="T346" style:family="text">
      <style:text-properties officeooo:rsid="01657261" style:font-size-complex="12pt"/>
    </style:style>
    <style:style style:name="T347" style:family="text">
      <style:text-properties officeooo:rsid="0e5635a7"/>
    </style:style>
    <style:style style:name="T348" style:family="text">
      <style:text-properties officeooo:rsid="0e56c5f4"/>
    </style:style>
    <style:style style:name="T349" style:family="text">
      <style:text-properties officeooo:rsid="0e80285f"/>
    </style:style>
    <style:style style:name="T350" style:family="text">
      <style:text-properties officeooo:rsid="0e838e2a"/>
    </style:style>
    <style:style style:name="T351" style:family="text">
      <style:text-properties officeooo:rsid="0e83c34e"/>
    </style:style>
    <style:style style:name="T35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fo:color="#808080" loext:opacity="100%" style:font-name="Liberation Sans" fo:font-size="12pt" style:font-size-asian="12pt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8" style:family="text">
      <style:text-properties officeooo:rsid="0ed302ca"/>
    </style:style>
    <style:style style:name="T369" style:family="text">
      <style:text-properties officeooo:rsid="0ed47f8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83"><text:span text:style-name="T266">LTS</text:span><text:span text:style-name="T276"> </text:span><text:span text:style-name="T277">staat voor</text:span><text:span text:style-name="T275"> </text:span><text:span text:style-name="T266">Long-Term Support, langetermijnondersteuning, </text:span><text:span text:style-name="T278">en </text:span><text:span text:style-name="T266">wordt </text:span><text:span text:style-name="T271">vanaf vrijgave </text:span><text:span text:style-name="T267">vijf</text:span><text:span text:style-name="T266"> jaar onder</text:span><text:span text:style-name="T272">houden. </text:span><text:span text:style-name="T278">Deze </text:span><text:span text:style-name="T278"><text:reference-ref text:reference-format="text" text:ref-name="Distributie">Ubuntu</text:reference-ref></text:span><text:span text:style-name="T278"><text:s/></text:span><text:span text:style-name="T278"><text:reference-ref text:reference-format="text" text:ref-name="Versie">22.04</text:reference-ref></text:span><text:span text:style-name="T278"><text:s/>LTS </text:span><text:span text:style-name="T277">van</text:span><text:span text:style-name="T272"> </text:span><text:span text:style-name="T270">april</text:span><text:span text:style-name="T268"> 202</text:span><text:span text:style-name="T270">2</text:span><text:span text:style-name="T271"> </text:span><text:span text:style-name="T266">tot </text:span><text:span text:style-name="T270">april</text:span><text:span text:style-name="T265"> </text:span><text:span text:style-name="T266">202</text:span><text:span text:style-name="T270">7</text:span><text:span text:style-name="T269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9">voor</text:span><text:span text:style-name="T310"> </text:span><text:span text:style-name="T311">deze en andere </text:span><text:span text:style-name="T312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3">(zie toelichting)</text:span><text:span text:style-name="T17">:</text:span></text:p>
      <text:p text:style-name="P2"><text:span text:style-name="Definition"><text:span text:style-name="T330">g</text:span></text:span><text:span text:style-name="Definition"><text:span text:style-name="T329">ebruiker</text:span></text:span><text:span text:style-name="Definition"><text:span text:style-name="T318"><text:tab/><text:tab/></text:span></text:span><text:span text:style-name="Definition"><text:span text:style-name="T335"> <text:tab/><text:tab/></text:span></text:span><text:span text:style-name="T319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9"><text:tab/></text:span><text:span text:style-name="T320">(</text:span><text:span text:style-name="T315">volledige naam, bijv. </text:span><text:span text:style-name="T317">J</text:span><text:span text:style-name="T334">a</text:span><text:span text:style-name="T317">n </text:span><text:span text:style-name="T334">Jansen</text:span><text:span text:style-name="T316">)</text:span></text:p>
      <text:p text:style-name="Standard"><text:span text:style-name="Definition"><text:span text:style-name="T330">g</text:span></text:span><text:span text:style-name="Definition"><text:span text:style-name="T329">ebruikersnaam</text:span></text:span><text:span text:style-name="Definition"><text:span text:style-name="T314"><text:tab/></text:span></text:span><text:span text:style-name="Definition"><text:span text:style-name="T314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4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32">c</text:span></text:span><text:span text:style-name="Definition"><text:span text:style-name="T331">omputernaam</text:span></text:span><text:span text:style-name="Definition"><text:span text:style-name="T321"><text:tab/><text:tab/></text:span></text:span><text:span text:style-name="Definition"><text:span text:style-name="T319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9"><text:tab/></text:span></text:span><text:span text:style-name="Definition"><text:span text:style-name="T322">(</text:span></text:span><text:span text:style-name="Definition"><text:span text:style-name="T323">naam van de compute</text:span></text:span><text:span text:style-name="Definition"><text:span text:style-name="T324">r, </text:span></text:span><text:span text:style-name="Definition"><text:span text:style-name="T325">bijv. </text:span></text:span><text:span text:style-name="Definition"><text:span text:style-name="T326">pc02</text:span></text:span><text:span text:style-name="Definition"><text:span text:style-name="T322">)</text:span></text:span></text:p>
      <text:p text:style-name="P1"><text:span text:style-name="Definition"><text:span text:style-name="T330">o</text:span></text:span><text:span text:style-name="Definition"><text:span text:style-name="T329">pstartmenu</text:span></text:span><text:span text:style-name="Definition"><text:span text:style-name="T319"><text:tab/><text:tab/><text:tab/></text:span></text:span><text:span text:style-name="Definition"><text:span text:style-name="T319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9"><text:tab/></text:span></text:span><text:span text:style-name="Definition"><text:span text:style-name="T322">(</text:span></text:span><text:span text:style-name="Definition"><text:span text:style-name="T323">to</text:span></text:span><text:span text:style-name="Definition"><text:span text:style-name="T327">ets voor het opstartmedium</text:span></text:span><text:span text:style-name="Definition"><text:span text:style-name="T328">)</text:span></text:span></text:p>
      <text:p text:style-name="P1"><text:span text:style-name="Definition"><text:span text:style-name="T332">i</text:span></text:span><text:span text:style-name="Definition"><text:span text:style-name="T333">nstellingen</text:span></text:span><text:span text:style-name="T322"><text:tab/><text:tab/> <text:tab/></text:span><text:span text:style-name="T322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22"><text:tab/>(</text:span><text:span text:style-name="T323">toets voor het BIOS/UEFI-scherm</text:span><text:span text:style-name="T322">)</text:span></text:p>
      <text:p text:style-name="P3"><text:span text:style-name="Definition"><text:span text:style-name="T353">g</text:span></text:span><text:span text:style-name="Definition"><text:span text:style-name="T352">ebruiker</text:span></text:span><text:span text:style-name="Definition"><text:span text:style-name="T354">2</text:span></text:span><text:span text:style-name="Definition"><text:span text:style-name="T355"><text:tab/></text:span></text:span><text:span text:style-name="Definition"><text:span text:style-name="T365"> <text:tab/><text:tab/></text:span></text:span><text:span text:style-name="T356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6"><text:tab/></text:span><text:span text:style-name="T357">(</text:span><text:span text:style-name="T358">volledige naam </text:span><text:span text:style-name="T359">evt. 2</text:span><text:span text:style-name="T366">e</text:span><text:span text:style-name="T359"> gebruiker</text:span><text:span text:style-name="T360">)</text:span></text:p>
      <text:p text:style-name="P72"><text:span text:style-name="Definition"><text:span text:style-name="T353">g</text:span></text:span><text:span text:style-name="Definition"><text:span text:style-name="T352">ebruikersnaam</text:span></text:span><text:span text:style-name="Definition"><text:span text:style-name="T354">2</text:span></text:span><text:span text:style-name="Definition"><text:span text:style-name="T361"><text:tab/></text:span></text:span><text:span text:style-name="Definition"><text:span text:style-name="T361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1"><text:tab/></text:span></text:span><text:span text:style-name="T362">(korte naam</text:span><text:span text:style-name="T363"> </text:span><text:span text:style-name="T364">evt. 2</text:span><text:span text:style-name="T367">e</text:span><text:span text:style-name="T364"> gebruiker</text:span><text:span text:style-name="T362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2281829999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50">Debian-</text:span><text:span text:style-name="T351">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42">Super</text:span>-toets <text:span text:style-name="T216">is </text:span>de Windows<text:span text:style-name="T344">-</text:span><text:span text:style-name="T341">toets</text:span>, <text:span text:style-name="T344">C</text:span>ommand-<text:span text:style-name="T341">toets</text:span>, of <text:span text:style-name="T344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85630637180165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9">een </text:span><text:span text:style-name="T279"><text:reference-ref text:reference-format="text" text:ref-name="Distributie">Ubuntu</text:reference-ref></text:span><text:span text:style-name="T279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6">Vanaf ee</text:span>n Live <text:span text:style-name="T340">USB-stick </text:span><text:span text:style-name="T347">(</text:span><text:span text:style-name="T340">of </text:span><text:span text:style-name="T348">cd/dvd</text:span><text:span text:style-name="T347">)</text:span><text:span text:style-name="T19"> </text:span>kunt <text:span text:style-name="T336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8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7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6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81">het gewenste </text:span></text:span><text:span text:style-name="Strong_20_Emphasis"><text:span text:style-name="T296">Installatie type</text:span></text:span><text:span text:style-name="Strong_20_Emphasis"><text:span text:style-name="T281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2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3">O</text:span></text:span><text:span text:style-name="Strong_20_Emphasis"><text:span text:style-name="T284">p </text:span></text:span><text:span text:style-name="Strong_20_Emphasis"><text:span text:style-name="T285">het </text:span></text:span><text:span text:style-name="Strong_20_Emphasis"><text:span text:style-name="T286">scherm </text:span></text:span><text:span text:style-name="Strong_20_Emphasis"><text:span text:style-name="T297">Waar bevindt u zich?</text:span></text:span><text:span text:style-name="Strong_20_Emphasis"><text:span text:style-name="T286"> </text:span></text:span><text:span text:style-name="Strong_20_Emphasis"><text:span text:style-name="T287">controleer </text:span></text:span><text:span text:style-name="Strong_20_Emphasis"><text:span text:style-name="T288">de </text:span></text:span><text:span text:style-name="Strong_20_Emphasis"><text:span text:style-name="T287">locatie en </text:span></text:span><text:span text:style-name="Strong_20_Emphasis"><text:span text:style-name="T283">klik </text:span></text:span><text:span text:style-name="Strong_20_Emphasis"><text:span text:style-name="T286">op </text:span></text:span><text:span text:style-name="Strong_20_Emphasis"><text:span text:style-name="T297">Verder</text:span></text:span><text:span text:style-name="Strong_20_Emphasis"><text:span text:style-name="T28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8">Op </text:span><text:span text:style-name="T299">het </text:span><text:span text:style-name="T297">scherm </text:span><text:span text:style-name="Strong_20_Emphasis"><text:span text:style-name="T297">Wie bent u?</text:span></text:span><text:span text:style-name="T297"> </text:span><text:span text:style-name="T298">vul </text:span><text:span text:style-name="T300">in </text:span><text:span text:style-name="Strong_20_Emphasis"><text:span text:style-name="T301">Uw n</text:span></text:span><text:span text:style-name="Strong_20_Emphasis"><text:span text:style-name="T302">aam</text:span></text:span><text:span text:style-name="Strong_20_Emphasis"><text:span text:style-name="T289"> </text:span></text:span><text:span text:style-name="Definition"><text:span text:style-name="T5">gebruiker</text:span></text:span><text:span text:style-name="Strong_20_Emphasis"><text:span text:style-name="T290">, <text:line-break/></text:span></text:span><text:span text:style-name="Strong_20_Emphasis"><text:span text:style-name="T302">Naam </text:span></text:span><text:span text:style-name="Strong_20_Emphasis"><text:span text:style-name="T301">van uw </text:span></text:span><text:span text:style-name="Strong_20_Emphasis"><text:span text:style-name="T303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9">,<text:line-break/></text:span></text:span><text:span text:style-name="Strong_20_Emphasis"><text:span text:style-name="T301">Kies een g</text:span></text:span><text:span text:style-name="Strong_20_Emphasis"><text:span text:style-name="T303">ebruikersnaam</text:span></text:span><text:span text:style-name="Strong_20_Emphasis"><text:span text:style-name="T289"> </text:span></text:span><text:span text:style-name="Definition"><text:span text:style-name="T5">gebruikersnaam</text:span></text:span><text:span text:style-name="Strong_20_Emphasis"><text:span text:style-name="T289">,<text:line-break/></text:span></text:span><text:span text:style-name="Strong_20_Emphasis"><text:span text:style-name="T291">g</text:span></text:span><text:span text:style-name="Strong_20_Emphasis"><text:span text:style-name="T280">eef tweemaal een </text:span></text:span><text:span text:style-name="Strong_20_Emphasis"><text:span text:style-name="T295">wachtwoord</text:span></text:span><text:span text:style-name="Strong_20_Emphasis"><text:span text:style-name="T280">,</text:span></text:span><text:span text:style-name="Strong_20_Emphasis"><text:span text:style-name="T292"> </text:span></text:span><text:span text:style-name="Strong_20_Emphasis"><text:span text:style-name="T293">en</text:span></text:span><text:span text:style-name="Strong_20_Emphasis"><text:span text:style-name="T292"> </text:span></text:span><text:span text:style-name="Strong_20_Emphasis"><text:span text:style-name="T294">k</text:span></text:span><text:span text:style-name="Strong_20_Emphasis"><text:span text:style-name="T280">lik op </text:span></text:span><text:span text:style-name="Strong_20_Emphasis"><text:span text:style-name="T295">Verder</text:span></text:span><text:span text:style-name="Strong_20_Emphasis"><text:span text:style-name="T280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85629141116588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50">Debian-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85629625208987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42">Super</text:span>-toets <text:span text:style-name="T216">is </text:span>de Windows<text:span text:style-name="T344">-</text:span><text:span text:style-name="T341">toets</text:span>, <text:span text:style-name="T344">C</text:span>ommand-<text:span text:style-name="T341">toets</text:span>, of <text:span text:style-name="T344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4">Geschreven </text:span></text:span><text:span text:style-name="Emphasis"><text:span text:style-name="T308">in </text:span></text:span><text:span text:style-name="Emphasis"><text:span text:style-name="T307">2022 </text:span></text:span><text:span text:style-name="Emphasis"><text:span text:style-name="T304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5">Karel Zimmer</text:span></text:span></text:a><text:span text:style-name="Emphasis"><text:span text:style-name="T30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6">Creative Commons Publiek Domein Verklaring</text:span></text:span></text:a><text:span text:style-name="Emphasis"><text:span text:style-name="T30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28T18:56:28.508993061">28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8T18:56:28.359700768</dc:date>
    <meta:keyword>Installatie</meta:keyword>
    <meta:keyword>Checklist</meta:keyword>
    <meta:keyword>Linux</meta:keyword>
    <meta:editing-cycles>6554</meta:editing-cycles>
    <meta:editing-duration>P11DT14H28M6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5" meta:character-count="4978" meta:non-whitespace-character-count="4277"/>
    <meta:user-defined meta:name="Info 1"/>
    <meta:user-defined meta:name="Info 2"/>
    <meta:user-defined meta:name="Info 3"/>
    <meta:user-defined meta:name="Info 4"/>
  </office:meta>
</office:document-meta>
</file>